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Pictures/10000001000004BD000002242E3758FB.png" manifest:media-type="image/png"/>
  <manifest:file-entry manifest:full-path="Pictures/10000001000003B10000016F8FD932F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none" loext:fill-use-slide-background="false" draw:textarea-vertical-align="middle" draw:auto-grow-height="false" fo:min-height="0.25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3.5cm" svg:height="9.125cm" svg:x="0cm" svg:y="0cm">
          <draw:image xlink:href="Pictures/10000001000003B10000016F8FD932F3.png" xlink:type="simple" xlink:show="embed" xlink:actuate="onLoad" draw:mime-type="image/png">
            <text:p/>
          </draw:image>
        </draw:frame>
        <draw:custom-shape draw:style-name="gr2" draw:text-style-name="P2" draw:layer="layout" svg:width="0.999cm" svg:height="0.999cm" svg:x="15.751cm" svg:y="16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measurelines" svg:width="26cm" svg:height="11.745cm" svg:x="0cm" svg:y="9.255cm">
          <draw:image xlink:href="Pictures/10000001000004BD000002242E3758F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8-07T09:46:09.677750500</dc:date>
    <meta:editing-duration>PT5M25S</meta:editing-duration>
    <meta:editing-cycles>1</meta:editing-cycles>
    <meta:document-statistic meta:object-count="3"/>
    <meta:generator>LibreOffice/25.2.5.2$Windows_X86_64 LibreOffice_project/03d19516eb2e1dd5d4ccd751a0d6f35f35e08022</meta:generator>
  </office:meta>
</office:document-meta>
</file>